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office:value-type="date" office:date-value="2020-01-22">
            <text:p>22.01.20</text:p>
          </table:table-cell>
          <table:table-cell office:value-type="string">
            <text:p>Fixed typos, dead links and checked on recently published articles where I also rephrased some sentences for readability purposes.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21">
            <text:p>21.01.20</text:p>
          </table:table-cell>
          <table:table-cell office:value-type="string">
            <text:p>Fixed some dead links; added missing documents; restructured the page in a way such that one can see who did the initial drafts and who did the peer-reviewing</text:p>
          </table:table-cell>
          <table:table-cell office:value-type="time" office:time-value="PT03H00M00S">
            <text:p>03:00</text:p>
          </table:table-cell>
        </table:table-row>
        <table:table-row table:style-name="ro1">
          <table:table-cell/>
          <table:table-cell office:value-type="date" office:date-value="2020-01-21">
            <text:p>21.01.20</text:p>
          </table:table-cell>
          <table:table-cell office:value-type="string">
            <text:p>Assisted Daniela with correcting her draft on Astrid Staufer, done some major corrections; created a corresponding page for her</text:p>
          </table:table-cell>
          <table:table-cell office:value-type="time" office:time-value="PT05H00M00S">
            <text:p>05:00</text:p>
          </table:table-cell>
        </table:table-row>
        <table:table-row table:style-name="ro1">
          <table:table-cell/>
          <table:table-cell office:value-type="date" office:date-value="2020-01-20">
            <text:p>20.01.20</text:p>
          </table:table-cell>
          <table:table-cell office:value-type="string">
            <text:p>Assisted Vasilena with correcting her draft on Agata Ciabattoni, done some major corrections and additions to the draft article; created a page for Ciabattoni and linked all articles there; also invested some time in planning out a restructuring of our pages to make it easier to understand who created the drafts and who peer-reviewed them</text:p>
          </table:table-cell>
          <table:table-cell office:value-type="time" office:time-value="PT06H00M00S">
            <text:p>06:00</text:p>
          </table:table-cell>
        </table:table-row>
        <table:table-row table:style-name="ro1">
          <table:table-cell/>
          <table:table-cell office:value-type="date" office:date-value="2020-01-06">
            <text:p>06.01.20</text:p>
          </table:table-cell>
          <table:table-cell office:value-type="string">
            <text:p>Assisted Eva with correcting her draft on Sabine Theresia Köszegi. Filled out all the remaining TODO-sections such as publications etc., Did additional research on her scientific metrics such as citations and h-index.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03">
            <text:p>03.01.20</text:p>
          </table:table-cell>
          <table:table-cell office:value-type="string">
            <text:p>Assisted Eva with correcting her draft on Alexia Fuernkranz-Prskawetz. Filled out all the remaining TODO-sections such as publications etc., Did additional research on her scientific metrics such as citations and h-index.</text:p>
          </table:table-cell>
          <table:table-cell office:value-type="time" office:time-value="PT01H30M00S">
            <text:p>01:30</text:p>
          </table:table-cell>
        </table:table-row>
        <table:table-row table:style-name="ro2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office:value-type="time" office:time-value="PT03H00M00S">
            <text:p>03:00</text:p>
          </table:table-cell>
        </table:table-row>
        <table:table-row table:style-name="ro2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table:style-name="ce6" office:value-type="time" office:time-value="PT01H00M00S">
            <text:p>01:00</text:p>
          </table:table-cell>
        </table:table-row>
        <table:table-row table:style-name="ro2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table:style-name="ce6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table:style-name="ce6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table:style-name="ce6"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table:style-name="ce6" office:value-type="time" office:time-value="PT02H00M00S">
            <text:p>02:00</text:p>
          </table:table-cell>
        </table:table-row>
        <table:table-row table:style-name="ro2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table:style-name="ce6"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table:style-name="ce6" office:value-type="time" office:time-value="PT01H00M00S">
            <text:p>01:00</text:p>
          </table:table-cell>
        </table:table-row>
        <table:table-row table:style-name="ro2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table:style-name="ce6"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3:.D18])" office:value-type="time" office:time-value="PT39H30M00S">
            <text:p>39: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22.01.2020</text:date>, <text:time>14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20-01-22T14:33:32.10</dc:date>
    <meta:editing-duration>PT44M37S</meta:editing-duration>
    <meta:editing-cycles>26</meta:editing-cycles>
    <meta:generator>OpenOffice/4.1.7$Win32 OpenOffice.org_project/417m1$Build-9800</meta:generator>
    <dc:creator>Mohammad Zandpour</dc:creator>
    <meta:document-statistic meta:table-count="3" meta:cell-count="53" meta:object-count="0"/>
  </office:meta>
</office:document-meta>
</file>